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Raleway" svg:font-family="Raleway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Raleway" fo:language="cs" fo:country="CZ" officeooo:rsid="0006aaff" officeooo:paragraph-rsid="00109cab"/>
    </style:style>
    <style:style style:name="P2" style:family="paragraph" style:parent-style-name="Text_20_body">
      <style:paragraph-properties fo:text-align="start" style:justify-single-word="false"/>
      <style:text-properties style:font-name="Raleway" fo:language="cs" fo:country="CZ" officeooo:rsid="002e365d" officeooo:paragraph-rsid="002e365d"/>
    </style:style>
    <style:style style:name="P3" style:family="paragraph" style:parent-style-name="Heading_20_1">
      <style:text-properties style:font-name="Raleway" fo:language="cs" fo:country="CZ" officeooo:rsid="0006aaff" officeooo:paragraph-rsid="00109cab"/>
    </style:style>
    <style:style style:name="P4" style:family="paragraph" style:parent-style-name="Standard" style:master-page-name="Standard">
      <style:paragraph-properties fo:text-align="end" style:justify-single-word="false" style:page-number="auto"/>
      <style:text-properties fo:language="cs" fo:country="CZ" officeooo:rsid="000bac6e" officeooo:paragraph-rsid="00109cab"/>
    </style:style>
    <style:style style:name="P5" style:family="paragraph" style:parent-style-name="Heading_20_2">
      <style:text-properties style:font-name="Raleway" fo:language="cs" fo:country="CZ" officeooo:rsid="0006aaff" officeooo:paragraph-rsid="00109cab"/>
    </style:style>
    <style:style style:name="P6" style:family="paragraph" style:parent-style-name="Heading_20_2">
      <style:text-properties fo:language="cs" fo:country="CZ"/>
    </style:style>
    <style:style style:name="P7" style:family="paragraph" style:parent-style-name="Text_20_body" style:list-style-name="L1">
      <style:text-properties fo:language="cs" fo:country="CZ"/>
    </style:style>
    <style:style style:name="P8" style:family="paragraph" style:parent-style-name="Text_20_body" style:list-style-name="L1">
      <style:text-properties fo:language="cs" fo:country="CZ" officeooo:paragraph-rsid="001a92c6"/>
    </style:style>
    <style:style style:name="P9" style:family="paragraph" style:parent-style-name="Text_20_body" style:list-style-name="L1">
      <style:text-properties fo:language="cs" fo:country="CZ" officeooo:paragraph-rsid="001b44f2"/>
    </style:style>
    <style:style style:name="P10" style:family="paragraph" style:parent-style-name="Text_20_body" style:list-style-name="L1">
      <style:text-properties fo:language="cs" fo:country="CZ" officeooo:rsid="0022d204" officeooo:paragraph-rsid="0022d204"/>
    </style:style>
    <style:style style:name="P11" style:family="paragraph" style:parent-style-name="Text_20_body" style:list-style-name="L3">
      <style:text-properties fo:language="cs" fo:country="CZ"/>
    </style:style>
    <style:style style:name="P12" style:family="paragraph" style:parent-style-name="Text_20_body" style:list-style-name="L3">
      <style:text-properties fo:language="cs" fo:country="CZ" officeooo:rsid="002ca544" officeooo:paragraph-rsid="002ca544"/>
    </style:style>
    <style:style style:name="P13" style:family="paragraph" style:parent-style-name="Text_20_body" style:list-style-name="L4">
      <style:text-properties fo:language="cs" fo:country="CZ" officeooo:rsid="002150f0" officeooo:paragraph-rsid="00109cab"/>
    </style:style>
    <style:style style:name="P14" style:family="paragraph" style:parent-style-name="Text_20_body" style:list-style-name="L4">
      <style:text-properties fo:language="cs" fo:country="CZ" officeooo:rsid="002e9671" officeooo:paragraph-rsid="002e9671"/>
    </style:style>
    <style:style style:name="P15" style:family="paragraph" style:parent-style-name="Text_20_body" style:list-style-name="L4">
      <style:paragraph-properties fo:text-align="end" style:justify-single-word="false"/>
      <style:text-properties style:font-name="Raleway" fo:language="cs" fo:country="CZ" officeooo:rsid="002e365d" officeooo:paragraph-rsid="00109cab"/>
    </style:style>
    <style:style style:name="P16" style:family="paragraph" style:parent-style-name="Text_20_body" style:list-style-name="L2">
      <style:paragraph-properties fo:margin-top="0cm" fo:margin-bottom="0.046cm" loext:contextual-spacing="false"/>
      <style:text-properties style:font-name="Raleway" fo:language="cs" fo:country="CZ" officeooo:rsid="0006aaff" officeooo:paragraph-rsid="00109cab"/>
    </style:style>
    <style:style style:name="P17" style:family="paragraph" style:parent-style-name="Text_20_body" style:list-style-name="L2">
      <style:paragraph-properties fo:margin-top="0cm" fo:margin-bottom="0.046cm" loext:contextual-spacing="false"/>
      <style:text-properties style:font-name="Raleway" fo:language="cs" fo:country="CZ" officeooo:rsid="0006aaff" officeooo:paragraph-rsid="0020c759"/>
    </style:style>
    <style:style style:name="P18" style:family="paragraph" style:parent-style-name="Text_20_body" style:list-style-name="L3">
      <style:paragraph-properties fo:margin-top="0cm" fo:margin-bottom="0.046cm" loext:contextual-spacing="false"/>
      <style:text-properties style:font-name="Raleway" fo:language="cs" fo:country="CZ" officeooo:rsid="0006aaff" officeooo:paragraph-rsid="00109cab"/>
    </style:style>
    <style:style style:name="P19" style:family="paragraph" style:parent-style-name="Text_20_body" style:list-style-name="L2">
      <style:paragraph-properties fo:margin-top="0cm" fo:margin-bottom="0.046cm" loext:contextual-spacing="false"/>
      <style:text-properties style:font-name="Raleway" fo:language="cs" fo:country="CZ" fo:font-weight="bold" officeooo:rsid="002150f0" officeooo:paragraph-rsid="00109cab" style:font-weight-asian="bold" style:font-weight-complex="bold"/>
    </style:style>
    <style:style style:name="P20" style:family="paragraph" style:parent-style-name="Text_20_body" style:list-style-name="L2">
      <style:paragraph-properties fo:margin-top="0cm" fo:margin-bottom="0.046cm" loext:contextual-spacing="false"/>
      <style:text-properties style:font-name="Raleway" fo:language="cs" fo:country="CZ" fo:font-weight="bold" officeooo:rsid="00178cf7" officeooo:paragraph-rsid="00178cf7" style:font-weight-asian="bold" style:font-weight-complex="bold"/>
    </style:style>
    <style:style style:name="P21" style:family="paragraph" style:parent-style-name="Text_20_body" style:list-style-name="L2">
      <style:paragraph-properties fo:margin-top="0cm" fo:margin-bottom="0.046cm" loext:contextual-spacing="false"/>
      <style:text-properties style:font-name="Raleway" fo:language="cs" fo:country="CZ" fo:font-weight="bold" officeooo:rsid="00178cf7" officeooo:paragraph-rsid="001cb4c7" style:font-weight-asian="bold" style:font-weight-complex="bold"/>
    </style:style>
    <style:style style:name="P22" style:family="paragraph" style:parent-style-name="Text_20_body" style:list-style-name="L3">
      <style:paragraph-properties fo:margin-top="0cm" fo:margin-bottom="0.046cm" loext:contextual-spacing="false"/>
      <style:text-properties style:font-name="Raleway" fo:language="cs" fo:country="CZ" officeooo:rsid="00319b0a" officeooo:paragraph-rsid="00319b0a"/>
    </style:style>
    <style:style style:name="P23" style:family="paragraph" style:parent-style-name="Text_20_body" style:list-style-name="L2">
      <style:paragraph-properties fo:margin-top="0cm" fo:margin-bottom="0.046cm" loext:contextual-spacing="false"/>
      <style:text-properties fo:language="cs" fo:country="CZ" officeooo:paragraph-rsid="001cb4c7"/>
    </style:style>
    <style:style style:name="P24" style:family="paragraph" style:parent-style-name="Text_20_body" style:list-style-name="L2">
      <style:paragraph-properties fo:margin-top="0cm" fo:margin-bottom="0.046cm" loext:contextual-spacing="false"/>
      <style:text-properties fo:language="cs" fo:country="CZ" fo:font-weight="normal" officeooo:rsid="001e459e" officeooo:paragraph-rsid="001e459e" style:font-weight-asian="normal" style:font-weight-complex="normal"/>
    </style:style>
    <style:style style:name="T1" style:family="text">
      <style:text-properties officeooo:rsid="00076e43"/>
    </style:style>
    <style:style style:name="T2" style:family="text">
      <style:text-properties fo:font-weight="normal" officeooo:rsid="001a92c6" style:font-weight-asian="normal" style:font-weight-complex="normal"/>
    </style:style>
    <style:style style:name="T3" style:family="text">
      <style:text-properties fo:font-weight="normal" officeooo:rsid="001c4911" style:font-weight-asian="normal" style:font-weight-complex="normal"/>
    </style:style>
    <style:style style:name="T4" style:family="text">
      <style:text-properties fo:font-weight="normal" officeooo:rsid="001cb4c7" style:font-weight-asian="normal" style:font-weight-complex="normal"/>
    </style:style>
    <style:style style:name="T5" style:family="text">
      <style:text-properties fo:font-weight="normal" officeooo:rsid="001e459e" style:font-weight-asian="normal" style:font-weight-complex="normal"/>
    </style:style>
    <style:style style:name="T6" style:family="text">
      <style:text-properties fo:font-weight="normal" officeooo:rsid="002b4a7e" style:font-weight-asian="normal" style:font-weight-complex="normal"/>
    </style:style>
    <style:style style:name="T7" style:family="text">
      <style:text-properties fo:font-weight="normal" officeooo:rsid="002ca544" style:font-weight-asian="normal" style:font-weight-complex="normal"/>
    </style:style>
    <style:style style:name="T8" style:family="text">
      <style:text-properties officeooo:rsid="000dffff"/>
    </style:style>
    <style:style style:name="T9" style:family="text">
      <style:text-properties officeooo:rsid="001a92c6"/>
    </style:style>
    <style:style style:name="T10" style:family="text">
      <style:text-properties officeooo:rsid="001b44f2"/>
    </style:style>
    <style:style style:name="T11" style:family="text">
      <style:text-properties officeooo:rsid="001cb4c7"/>
    </style:style>
    <style:style style:name="T12" style:family="text">
      <style:text-properties style:font-name="Raleway"/>
    </style:style>
    <style:style style:name="T13" style:family="text">
      <style:text-properties style:font-name="Raleway" fo:font-weight="bold" officeooo:rsid="001cb4c7" style:font-weight-asian="bold" style:font-weight-complex="bold"/>
    </style:style>
    <style:style style:name="T14" style:family="text">
      <style:text-properties style:font-name="Raleway" fo:font-weight="normal" officeooo:rsid="001cb4c7" style:font-weight-asian="normal" style:font-weight-complex="normal"/>
    </style:style>
    <style:style style:name="T15" style:family="text">
      <style:text-properties style:font-name="Raleway" officeooo:rsid="00178cf7"/>
    </style:style>
    <style:style style:name="T16" style:family="text">
      <style:text-properties style:font-name="Raleway" officeooo:rsid="00344a25"/>
    </style:style>
    <style:style style:name="T17" style:family="text">
      <style:text-properties officeooo:rsid="001f5107"/>
    </style:style>
    <style:style style:name="T18" style:family="text">
      <style:text-properties officeooo:rsid="0020c759"/>
    </style:style>
    <style:style style:name="T19" style:family="text">
      <style:text-properties officeooo:rsid="0020ea41"/>
    </style:style>
    <style:style style:name="T20" style:family="text">
      <style:text-properties officeooo:rsid="00276cc4"/>
    </style:style>
    <style:style style:name="T21" style:family="text">
      <style:text-properties fo:background-color="#ffff00" loext:char-shading-value="0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02e9671" style:font-style-asian="italic" style:font-style-complex="italic"/>
    </style:style>
    <style:style style:name="T24" style:family="text">
      <style:text-properties officeooo:rsid="002e9671"/>
    </style:style>
    <style:style style:name="T25" style:family="text">
      <style:text-properties officeooo:rsid="00319b0a"/>
    </style:style>
    <style:style style:name="T26" style:family="text">
      <style:text-properties officeooo:rsid="00352aa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Jakub Rádl 1.A</text:p>
      <text:h text:style-name="P3" text:outline-level="1"><text:span text:style-name="T24">Sofokles: Král Oidipus</text:span> – Rozbor díla</text:h>
      <text:p text:style-name="P1">(překlad – <text:span text:style-name="T19">Ferdinand Steibnitz</text:span>)</text:p>
      <text:h text:style-name="P5" text:outline-level="2">I. část</text:h>
      <text:list xml:id="list7201912485954871663" text:style-name="L1">
        <text:list-item>
          <text:p text:style-name="P7">literární druh a žánr: <text:span text:style-name="T9">drama, antická tragedie osudu</text:span></text:p>
        </text:list-item>
        <text:list-item>
          <text:p text:style-name="P7">téma a motiv: </text:p>
          <text:list>
            <text:list-item>
              <text:p text:style-name="P8"><text:span text:style-name="T8">hlavní </text:span>téma: <text:span text:style-name="T9">Oidipus bojuje proti svému osudu kterému se ale stejně nemůže vyhnout, marná snaha vzepřít se osudu</text:span></text:p>
            </text:list-item>
            <text:list-item>
              <text:p text:style-name="P7">motivy v díle: <text:span text:style-name="T19">Théby, král, věštba, Laiova vražda a hledání jeho vraha, nejasný oidipův původ, příchod Korinťana, smrt Iokasté, kreontova domnělá zrada, mor</text:span></text:p>
            </text:list-item>
          </text:list>
        </text:list-item>
        <text:list-item>
          <text:p text:style-name="P9">časoprostor: <text:span text:style-name="T10">Théby, antické Řecko (cca 5. stol BC), věštírna v Delfách</text:span></text:p>
        </text:list-item>
        <text:list-item>
          <text:p text:style-name="P7">zasazení výňatku do kontextu díla: </text:p>
          <text:list>
            <text:list-item>
              <text:p text:style-name="P7">časoprostor: <text:span text:style-name="T19">zhruba střed díla </text:span></text:p>
            </text:list-item>
            <text:list-item>
              <text:p text:style-name="P7">obsah: <text:span text:style-name="T19">postupné zjištění pravdy</text:span></text:p>
            </text:list-item>
          </text:list>
        </text:list-item>
        <text:list-item>
          <text:p text:style-name="P7">časoprostor: <text:span text:style-name="T17">odehrává se v době antického Řecka v Thébách, před královským palácem</text:span></text:p>
        </text:list-item>
        <text:list-item>
          <text:p text:style-name="P7">kompoziční výstavba:</text:p>
          <text:list>
            <text:list-item>
              <text:p text:style-name="P7">využita kompozice <text:span text:style-name="T17">chronologická, místy retrospektivní</text:span></text:p>
            </text:list-item>
            <text:list-item>
              <text:p text:style-name="P10">dodržuje aristotelovu jednotu času děje a místa</text:p>
            </text:list-item>
            <text:list-item>
              <text:p text:style-name="P7">hra <text:span text:style-name="T17">není dělena</text:span></text:p>
            </text:list-item>
          </text:list>
        </text:list-item>
      </text:list>
      <text:h text:style-name="P5" text:outline-level="2">II. část</text:h>
      <text:list xml:id="list5881702615526313810" text:style-name="L2">
        <text:list-item>
          <text:p text:style-name="P16">vypravěč: <text:span text:style-name="T1">v díle není vypravěč, jen scénické poznámky (také chorus)</text:span></text:p>
        </text:list-item>
        <text:list-item>
          <text:p text:style-name="P17">vyprávěcí způsoby: <text:span text:style-name="T18">většina díla je dialog v ich formě(občas monology sboru)</text:span></text:p>
        </text:list-item>
        <text:list-item>
          <text:p text:style-name="P16">typy promluv: <text:span text:style-name="T20">přímá (nevlastní přímá) řeč</text:span></text:p>
        </text:list-item>
        <text:list-item>
          <text:p text:style-name="P16">veršová výstavba: <text:span text:style-name="T17">dílo se většinou nerýmuje, většinou 10 (nebo 9) slabik, verš vázaný, jambický</text:span></text:p>
        </text:list-item>
        <text:list-item>
          <text:p text:style-name="P16">postavy: </text:p>
          <text:list>
            <text:list-item>
              <text:p text:style-name="P19"><text:span text:style-name="T8">O</text:span>idipus: <text:span text:style-name="T2">Inteligentní, </text:span><text:span text:style-name="T6">pyšný, prchlivý, </text:span><text:span text:style-name="T2">dobrý král, oblíbený mezi lidmi, spravedliví, je odhodlán dopadnout a potrestat vraha předchozího krále, </text:span><text:span text:style-name="T6">Oidipus = s opuchlýma nohama</text:span></text:p>
            </text:list-item>
            <text:list-item>
              <text:p text:style-name="P19">Iokasté: <text:span text:style-name="T3">Oidipova matka a manželka, nevěří věštcům, když se dozví pravdu spáchá sebevraždu</text:span></text:p>
            </text:list-item>
            <text:list-item>
              <text:p text:style-name="P19">Kreón: <text:span text:style-name="T3">Oidipův strýc a </text:span><text:span text:style-name="T4">švagr, rozumný, </text:span><text:span text:style-name="T7">věrný králi, oidipův přítel</text:span></text:p>
            </text:list-item>
            <text:list-item>
              <text:p text:style-name="P20">T<text:span text:style-name="T11">ie</text:span>resiás: <text:span text:style-name="T4">slepý thébský věštec, </text:span><text:span text:style-name="T7">starý, byl donucen vystoupit proti oidipovi</text:span></text:p>
            </text:list-item>
            <text:list-item>
              <text:p text:style-name="P21">sbor <text:span text:style-name="T5">(náčelník sboru)</text:span>: <text:span text:style-name="T4">vyjadřuje veřejné mínění</text:span></text:p>
            </text:list-item>
            <text:list-item>
              <text:p text:style-name="P23"><text:span text:style-name="T13">pastýř: </text:span><text:span text:style-name="T14">zachránil Oidipa před smrtí</text:span></text:p>
            </text:list-item>
            <text:list-item>
              <text:p text:style-name="P24"><text:soft-page-break/><text:span text:style-name="T16">Korinťan</text:span><text:span text:style-name="T12">, </text:span><text:span text:style-name="T16">Oidipovi</text:span><text:span text:style-name="T12"> dcery</text:span></text:p>
            </text:list-item>
          </text:list>
        </text:list-item>
      </text:list>
      <text:h text:style-name="P6" text:outline-level="2">III. část</text:h>
      <text:list xml:id="list4009244259244660115" text:style-name="L3">
        <text:list-item>
          <text:p text:style-name="P11">jazykové prostředky a jejich funkce ve výňatku: </text:p>
          <text:list>
            <text:list-item>
              <text:p text:style-name="P12">překlad Ferdinand Steibnitz</text:p>
            </text:list-item>
            <text:list-item>
              <text:p text:style-name="P12">stará čeština</text:p>
            </text:list-item>
            <text:list-item>
              <text:p text:style-name="P12">patetický styl</text:p>
            </text:list-item>
          </text:list>
        </text:list-item>
        <text:list-item>
          <text:p text:style-name="P18">tropy a figury ve výňatku:</text:p>
          <text:list>
            <text:list-item>
              <text:p text:style-name="P22">v díle se objevuje mnoho apostrof a inverze</text:p>
            </text:list-item>
          </text:list>
        </text:list-item>
      </text:list>
      <text:h text:style-name="P6" text:outline-level="2">IV. část</text:h>
      <text:list xml:id="list3987922243506268487" text:style-name="L4">
        <text:list-item>
          <text:p text:style-name="P13">Literárně historický kontext:</text:p>
          <text:list>
            <text:list-item>
              <text:p text:style-name="P14">Autor: Sofokles</text:p>
            </text:list-item>
            <text:list-item>
              <text:p text:style-name="P14">Období: <text:span text:style-name="T26">a</text:span>ntické <text:span text:style-name="T26">Řecko</text:span>, <text:span text:style-name="T26">an</text:span>tické období</text:p>
            </text:list-item>
            <text:list-item>
              <text:p text:style-name="P14">Další autorova <text:span text:style-name="T25">významná</text:span> díla: Antigona, Elektra</text:p>
            </text:list-item>
            <text:list-item>
              <text:p text:style-name="P14">Další významní autoři: Aischylos, Euripides</text:p>
            </text:list-item>
          </text:list>
          <text:p text:style-name="P1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Raleway" svg:font-family="Raleway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20%"/>
      <style:text-properties style:font-name="Raleway" fo:font-family="Raleway" style:font-family-generic="swiss" style:font-pitch="variable" fo:language="cs" fo:country="CZ" officeooo:rsid="0006aaff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Raleway" fo:font-family="Raleway" style:font-family-generic="swiss" style:font-pitch="variable" fo:font-size="115%" fo:language="cs" fo:country="CZ" fo:font-weight="bold" officeooo:rsid="0006aaff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778cm" fo:margin-bottom="1.778cm" fo:margin-left="2.032cm" fo:margin-right="2.03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778cm" fo:margin-bottom="1.778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_32__20_sloupce" style:display-name="2 sloupc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07:18:36.717000000</meta:creation-date>
    <meta:editing-duration>PT3H44M56S</meta:editing-duration>
    <meta:editing-cycles>19</meta:editing-cycles>
    <meta:generator>LibreOffice/5.2.5.1$Windows_x86 LibreOffice_project/0312e1a284a7d50ca85a365c316c7abbf20a4d22</meta:generator>
    <dc:date>2018-03-06T19:16:35.014000000</dc:date>
    <meta:document-statistic meta:table-count="0" meta:image-count="0" meta:object-count="0" meta:page-count="2" meta:paragraph-count="44" meta:word-count="321" meta:character-count="2008" meta:non-whitespace-character-count="1760"/>
  </office:meta>
</office:document-meta>
</file>